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14.13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38.88mm"/>
    </style:style>
    <style:style style:name="co9" style:family="table-column">
      <style:table-column-properties fo:break-before="auto" style:column-width="15.73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16.25mm"/>
    </style:style>
    <style:style style:name="co12" style:family="table-column">
      <style:table-column-properties fo:break-before="auto" style:column-width="19.28mm"/>
    </style:style>
    <style:style style:name="co13" style:family="table-column">
      <style:table-column-properties fo:break-before="auto" style:column-width="17.22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3.78mm"/>
    </style:style>
    <style:style style:name="co17" style:family="table-column">
      <style:table-column-properties fo:break-before="auto" style:column-width="24.31mm"/>
    </style:style>
    <style:style style:name="ro1" style:family="table-row">
      <style:table-row-properties style:row-height="1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" fo:font-size="8pt"/>
    </style:style>
    <style:style style:name="ce2" style:family="table-cell" style:parent-style-name="Default" style:data-style-name="N100">
      <style:table-cell-properties fo:border="none"/>
      <style:text-properties style:font-name="FreeSans" fo:font-size="8pt" fo:font-weight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Sans" fo:font-size="8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FreeSans" fo:font-size="8pt"/>
    </style:style>
    <style:style style:name="ce8" style:family="table-cell" style:parent-style-name="Default" style:data-style-name="N100">
      <style:table-cell-properties fo:border="none" style:vertical-align="middle"/>
      <style:text-properties style:font-name="FreeSans" fo:font-size="8pt" fo:font-weight="normal"/>
    </style:style>
    <style:style style:name="ce9" style:family="table-cell" style:parent-style-name="Default" style:data-style-name="N100">
      <style:table-cell-properties fo:border="none" style:vertical-align="middle"/>
      <style:text-properties style:font-name="FreeSans" fo:font-size="8pt" style:font-size-asian="8pt" style:font-size-complex="8pt"/>
    </style:style>
    <style:style style:name="ce10" style:family="table-cell" style:parent-style-name="Default" style:data-style-name="N100">
      <style:table-cell-properties fo:border="none" style:vertical-align="middle"/>
      <style:text-properties style:font-name="FreeSans" fo:font-size="8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FreeSans" fo:font-size="8pt"/>
    </style:style>
    <style:style style:name="ce12" style:family="table-cell" style:parent-style-name="Default" style:data-style-name="N100">
      <style:table-cell-properties style:text-align-source="value-type" style:repeat-content="false" fo:border="none" style:vertical-align="middle"/>
      <style:paragraph-properties fo:margin-left="0mm"/>
      <style:text-properties style:font-name="FreeSans" fo:font-size="8pt" style:font-size-asian="10pt" style:language-asian="none" style:country-asian="none" style:font-size-complex="10pt" style:language-complex="none" style:country-complex="none"/>
    </style:style>
    <style:style style:name="ce13" style:family="table-cell" style:parent-style-name="Default">
      <style:text-properties style:font-name="FreeSans" fo:font-size="8pt"/>
    </style:style>
    <style:style style:name="ce14" style:family="table-cell" style:parent-style-name="Default">
      <style:table-cell-properties fo:border="none" style:vertical-align="middle"/>
      <style:text-properties style:font-name="FreeSans" fo:font-size="8pt"/>
    </style:style>
    <style:style style:name="ce15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16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17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style:font-name="FreeSans" fo:font-size="8pt" fo:font-weight="bold"/>
    </style:style>
    <style:style style:name="ce19" style:family="table-cell" style:parent-style-name="Default" style:data-style-name="N100">
      <style:text-properties style:font-name="FreeSans" fo:font-size="8pt" fo:font-weight="bold"/>
    </style:style>
    <style:style style:name="ce20" style:family="table-cell" style:parent-style-name="Default" style:data-style-name="N100">
      <style:table-cell-properties style:vertical-align="middle"/>
      <style:text-properties style:font-name="FreeSans" fo:font-size="8pt" fo:font-weight="normal"/>
    </style:style>
    <style:style style:name="ce21" style:family="table-cell" style:parent-style-name="Default" style:data-style-name="N100">
      <style:table-cell-properties style:vertical-align="middle"/>
      <style:text-properties style:font-name="FreeSans" fo:font-size="8pt" style:font-size-asian="8pt" style:font-size-complex="8pt"/>
    </style:style>
    <style:style style:name="ce22" style:family="table-cell" style:parent-style-name="Default" style:data-style-name="N100">
      <style:table-cell-properties style:vertical-align="middle"/>
      <style:text-properties style:font-name="FreeSans" fo:font-size="8pt"/>
    </style:style>
    <style:style style:name="ce23" style:family="table-cell" style:parent-style-name="Default">
      <style:table-cell-properties style:vertical-align="middle"/>
      <style:text-properties style:font-name="FreeSans" fo:font-size="8pt"/>
    </style:style>
    <style:style style:name="ce24" style:family="table-cell" style:parent-style-name="Default">
      <style:table-cell-properties style:vertical-align="middle"/>
      <style:text-properties style:font-name="FreeSans" fo:font-size="8pt" style:font-size-asian="8pt" style:font-size-complex="8pt"/>
    </style:style>
    <style:style style:name="T1" style:family="text">
      <style:text-properties style:language-asian="none" style:country-asian="none" style:language-complex="none" style:country-complex="none" style:font-name-asian="DejaVu Sans" style:font-size-asian="10pt" style:font-size-complex="10pt"/>
    </style:style>
  </office:automatic-styles>
  <office:body>
    <office:spreadsheet>
      <table:table table:name="Chaosknoten part list" table:style-name="ta1" table:print-ranges="'Chaosknoten part list'.A1:'Chaosknoten part list'.O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3" table:default-cell-style-name="ce1"/>
        <table:table-column table:style-name="co14" table:number-columns-repeated="243" table:default-cell-style-name="ce1"/>
        <table:table-column table:style-name="co14" table:default-cell-style-name="ce13"/>
        <table:table-row table:style-name="ro1">
          <table:table-cell office:value-type="string" calcext:value-type="string" table:number-columns-spanned="4" table:number-rows-spanned="1">
            <text:p>Chaosknoten – animated LED logo</text:p>
            <text:p>Version 1.0 date 2019-06-20</text:p>
            <text:p>Copyright (C) 2019 Stefan Schuermans &lt;stefan@blinkenarea.org&gt;</text:p>
            <text:p>Copyleft: GNU public license - http://www.gnu.org/copyleft/gpl.html</text:p>
            <text:p>a BlinkenArea project - http://www.blinkenarea.org/</text:p>
          </table:table-cell>
          <table:covered-table-cell table:number-columns-repeated="3"/>
          <table:table-cell table:number-columns-repeated="257"/>
        </table:table-row>
        <table:table-row table:style-name="ro2">
          <table:table-cell table:number-columns-repeated="261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x. tolerance</text:p>
          </table:table-cell>
          <table:table-cell table:style-name="ce2" office:value-type="string" calcext:value-type="string">
            <text:p>symbols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vendor‘s part number</text:p>
          </table:table-cell>
          <table:table-cell table:style-name="ce2" office:value-type="string" calcext:value-type="string">
            <text:p>Reichelt's part number</text:p>
          </table:table-cell>
          <table:table-cell table:style-name="ce2" office:value-type="string" calcext:value-type="string">
            <text:p>R. brutto</text:p>
          </table:table-cell>
          <table:table-cell table:style-name="ce18" office:value-type="string" calcext:value-type="string">
            <text:p>DigiKey's part number</text:p>
          </table:table-cell>
          <table:table-cell table:style-name="ce18" office:value-type="string" calcext:value-type="string">
            <text:p>DK. netto</text:p>
            <text:p>(1 kit)</text:p>
          </table:table-cell>
          <table:table-cell table:style-name="ce18" office:value-type="string" calcext:value-type="string">
            <text:p>DK. brutto</text:p>
            <text:p>(1 kit)</text:p>
          </table:table-cell>
          <table:table-cell table:style-name="ce18" office:value-type="string" calcext:value-type="string">
            <text:p>DK. netto</text:p>
            <text:p>(100 kits)</text:p>
          </table:table-cell>
          <table:table-cell table:style-name="ce18" office:value-type="string" calcext:value-type="string">
            <text:p>DK. brutto</text:p>
            <text:p>(100 kits)</text:p>
          </table:table-cell>
          <table:table-cell table:style-name="ce18" office:value-type="string" calcext:value-type="string">
            <text:p>DK. netto</text:p>
            <text:p>(300 kits)</text:p>
          </table:table-cell>
          <table:table-cell table:style-name="ce18" office:value-type="string" calcext:value-type="string">
            <text:p>DK. brutto</text:p>
            <text:p>(300 kits)</text:p>
          </table:table-cell>
          <table:table-cell table:style-name="ce18" office:value-type="string" calcext:value-type="string">
            <text:p>min brutto</text:p>
            <text:p>(300 kits)</text:p>
          </table:table-cell>
          <table:table-cell table:style-name="ce18" office:value-type="string" calcext:value-type="string">
            <text:p>total</text:p>
          </table:table-cell>
          <table:table-cell table:style-name="ce19" table:number-columns-repeated="24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rinted circuit board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<text:span text:style-name="T1">65x50mm, 0.8mm FR4, </text:span></text:p>
            <text:p><text:span text:style-name="T1">2 layers, 35um copper, </text:span></text:p>
            <text:p><text:span text:style-name="T1">Black solder-stop,</text:span></text:p>
            <text:p><text:span text:style-name="T1">no silkscreen print</text:span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custom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not from DigiKe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5" office:value-type="currency" office:currency="EUR" office:value="2.67" calcext:value-type="currency">
            <text:p>2,67000 €</text:p>
          </table:table-cell>
          <table:table-cell table:style-name="ce15" table:formula="of:=[.N4]*1.19" office:value-type="currency" office:currency="EUR" office:value="3.1773" calcext:value-type="currency">
            <text:p>3,17730 €</text:p>
          </table:table-cell>
          <table:table-cell table:style-name="ce15" office:value-type="currency" office:currency="EUR" office:value="1.24" calcext:value-type="currency">
            <text:p>1,24000 €</text:p>
          </table:table-cell>
          <table:table-cell table:style-name="ce15" table:formula="of:=[.P4]*1.19" office:value-type="currency" office:currency="EUR" office:value="1.4756" calcext:value-type="currency">
            <text:p>1,47560 €</text:p>
          </table:table-cell>
          <table:table-cell table:style-name="ce15" table:formula="of:=MIN([.J4];[.Q4])" office:value-type="currency" office:currency="EUR" office:value="1.4756" calcext:value-type="currency">
            <text:p>1,47560 €</text:p>
          </table:table-cell>
          <table:table-cell table:style-name="ce15" table:formula="of:=[.A4]*[.R4]" office:value-type="currency" office:currency="EUR" office:value="1.4756" calcext:value-type="currency">
            <text:p>1,4756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battery holder</text:p>
          </table:table-cell>
          <table:table-cell table:style-name="ce8" office:value-type="string" calcext:value-type="string">
            <text:p>SM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3002</text:p>
          </table:table-cell>
          <table:table-cell table:style-name="ce8" office:value-type="string" calcext:value-type="string">
            <text:p>KZH 20SMD</text:p>
          </table:table-cell>
          <table:table-cell table:style-name="ce15" office:value-type="currency" office:currency="EUR" office:value="0.33" calcext:value-type="currency">
            <text:p>0,33000 €</text:p>
          </table:table-cell>
          <table:table-cell table:style-name="ce8" office:value-type="string" calcext:value-type="string">
            <text:p>BK-912-ND</text:p>
          </table:table-cell>
          <table:table-cell table:style-name="ce15" office:value-type="currency" office:currency="EUR" office:value="0.45" calcext:value-type="currency">
            <text:p>0,45000 €</text:p>
          </table:table-cell>
          <table:table-cell table:style-name="ce15" table:formula="of:=[.L5]*1.19" office:value-type="currency" office:currency="EUR" office:value="0.5355" calcext:value-type="currency">
            <text:p>0,53550 €</text:p>
          </table:table-cell>
          <table:table-cell table:style-name="ce15" office:value-type="currency" office:currency="EUR" office:value="0.2695" calcext:value-type="currency">
            <text:p>0,26950 €</text:p>
          </table:table-cell>
          <table:table-cell table:style-name="ce15" table:formula="of:=[.N5]*1.19" office:value-type="currency" office:currency="EUR" office:value="0.320705" calcext:value-type="currency">
            <text:p>0,32071 €</text:p>
          </table:table-cell>
          <table:table-cell table:style-name="ce15" office:value-type="currency" office:currency="EUR" office:value="0.2695" calcext:value-type="currency">
            <text:p>0,26950 €</text:p>
          </table:table-cell>
          <table:table-cell table:style-name="ce15" table:formula="of:=[.P5]*1.19" office:value-type="currency" office:currency="EUR" office:value="0.320705" calcext:value-type="currency">
            <text:p>0,32071 €</text:p>
          </table:table-cell>
          <table:table-cell table:style-name="ce15" table:formula="of:=MIN([.J5];[.Q5])" office:value-type="currency" office:currency="EUR" office:value="0.320705" calcext:value-type="currency">
            <text:p>0,32071 €</text:p>
          </table:table-cell>
          <table:table-cell table:style-name="ce15" table:formula="of:=[.A5]*[.R5]" office:value-type="currency" office:currency="EUR" office:value="0.320705" calcext:value-type="currency">
            <text:p>0,32071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20mm round</text:p>
          </table:table-cell>
          <table:table-cell table:style-name="ce9" office:value-type="string" calcext:value-type="string">
            <text:p>3V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for B1</text:p>
          </table:table-cell>
          <table:table-cell table:style-name="ce9" office:value-type="string" calcext:value-type="string">
            <text:p>no soldered part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CR 2032</text:p>
          </table:table-cell>
          <table:table-cell table:style-name="ce16" office:value-type="currency" office:currency="EUR" office:value="0.44" calcext:value-type="currency">
            <text:p>0,44000 €</text:p>
          </table:table-cell>
          <table:table-cell table:style-name="ce9" office:value-type="string" calcext:value-type="string">
            <text:p>-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L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N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P6]*1.19" office:value-type="currency" office:currency="EUR" office:value="117.81" calcext:value-type="currency">
            <text:p>117,81000 €</text:p>
          </table:table-cell>
          <table:table-cell table:style-name="ce15" table:formula="of:=MIN([.J6];[.Q6])" office:value-type="currency" office:currency="EUR" office:value="0.44" calcext:value-type="currency">
            <text:p>0,44000 €</text:p>
          </table:table-cell>
          <table:table-cell table:style-name="ce15" table:formula="of:=[.A6]*[.R6]" office:value-type="currency" office:currency="EUR" office:value="0.44" calcext:value-type="currency">
            <text:p>0,44000 €</text:p>
          </table:table-cell>
          <table:table-cell table:style-name="ce21" table:number-columns-repeated="241"/>
          <table:table-cell table:style-name="ce24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programming pads (no part)</text:p>
          </table:table-cell>
          <table:table-cell table:style-name="ce10" office:value-type="string" calcext:value-type="string">
            <text:p>5 pads, 1.27mm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DBG1</text:p>
          </table:table-cell>
          <table:table-cell table:style-name="ce10" office:value-type="string" calcext:value-type="string">
            <text:p>no part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L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N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P7]*1.19" office:value-type="currency" office:currency="EUR" office:value="0" calcext:value-type="currency">
            <text:p>0,00000 €</text:p>
          </table:table-cell>
          <table:table-cell table:style-name="ce15" table:formula="of:=MIN([.J7];[.Q7])" office:value-type="currency" office:currency="EUR" office:value="0" calcext:value-type="currency">
            <text:p>0,00000 €</text:p>
          </table:table-cell>
          <table:table-cell table:style-name="ce15" table:formula="of:=[.A7]*[.R7]" office:value-type="currency" office:currency="EUR" office:value="0" calcext:value-type="currency">
            <text:p>0,00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2 pol DIP switch</text:p>
          </table:table-cell>
          <table:table-cell table:style-name="ce10" office:value-type="string" calcext:value-type="string">
            <text:p>SM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CTS Electrocomponents</text:p>
          </table:table-cell>
          <table:table-cell table:style-name="ce10" office:value-type="string" calcext:value-type="string">
            <text:p>219-2MST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CT2192MST-ND</text:p>
          </table:table-cell>
          <table:table-cell table:style-name="ce17" office:value-type="currency" office:currency="EUR" office:value="0.53" calcext:value-type="currency">
            <text:p>0,53000 €</text:p>
          </table:table-cell>
          <table:table-cell table:style-name="ce15" table:formula="of:=[.L8]*1.19" office:value-type="currency" office:currency="EUR" office:value="0.6307" calcext:value-type="currency">
            <text:p>0,6307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N8]*1.19" office:value-type="currency" office:currency="EUR" office:value="0.5593" calcext:value-type="currency">
            <text:p>0,5593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P8]*1.19" office:value-type="currency" office:currency="EUR" office:value="0.5593" calcext:value-type="currency">
            <text:p>0,55930 €</text:p>
          </table:table-cell>
          <table:table-cell table:style-name="ce15" table:formula="of:=MIN([.J8];[.Q8])" office:value-type="currency" office:currency="EUR" office:value="0.5593" calcext:value-type="currency">
            <text:p>0,55930 €</text:p>
          </table:table-cell>
          <table:table-cell table:style-name="ce15" table:formula="of:=[.A8]*[.R8]" office:value-type="currency" office:currency="EUR" office:value="0.5593" calcext:value-type="currency">
            <text:p>0,5593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kE, &gt;= 50mW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e.g. Yageo</text:p>
          </table:table-cell>
          <table:table-cell table:style-name="ce10" office:value-type="string" calcext:value-type="string">
            <text:p>e.g. RC0805FR-0710KL </text:p>
          </table:table-cell>
          <table:table-cell table:style-name="ce10" office:value-type="string" calcext:value-type="string">
            <text:p>SMD-0805 10,0K</text:p>
          </table:table-cell>
          <table:table-cell table:style-name="ce17" office:value-type="currency" office:currency="EUR" office:value="0.03" calcext:value-type="currency">
            <text:p>0,03000 €</text:p>
          </table:table-cell>
          <table:table-cell table:style-name="ce10" office:value-type="string" calcext:value-type="string">
            <text:p>311-10.0KCRCT-ND</text:p>
          </table:table-cell>
          <table:table-cell table:style-name="ce17" office:value-type="string" calcext:value-type="string">
            <text:p>0,09</text:p>
          </table:table-cell>
          <table:table-cell table:style-name="ce15" table:formula="of:=[.L9]*1.19" office:value-type="currency" office:currency="EUR" office:value="0.1071" calcext:value-type="currency">
            <text:p>0,10710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N9]*1.19" office:value-type="currency" office:currency="EUR" office:value="0.018088" calcext:value-type="currency">
            <text:p>0,01809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P9]*1.19" office:value-type="currency" office:currency="EUR" office:value="0.018088" calcext:value-type="currency">
            <text:p>0,01809 €</text:p>
          </table:table-cell>
          <table:table-cell table:style-name="ce15" table:formula="of:=MIN([.J9];[.Q9])" office:value-type="currency" office:currency="EUR" office:value="0.018088" calcext:value-type="currency">
            <text:p>0,01809 €</text:p>
          </table:table-cell>
          <table:table-cell table:style-name="ce15" table:formula="of:=[.A9]*[.R9]" office:value-type="currency" office:currency="EUR" office:value="0.018088" calcext:value-type="currency">
            <text:p>0,01809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ceramic capaci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0nF, &gt;= 25V</text:p>
          </table:table-cell>
          <table:table-cell table:style-name="ce10" office:value-type="string" calcext:value-type="string">
            <text:p>-20%/+80%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e.g. Yageo</text:p>
          </table:table-cell>
          <table:table-cell table:style-name="ce10" office:value-type="string" calcext:value-type="string">
            <text:p>e.g. CC0805ZRY5V9BB104 </text:p>
          </table:table-cell>
          <table:table-cell table:style-name="ce10" office:value-type="string" calcext:value-type="string">
            <text:p>G0805-X7R 100N</text:p>
          </table:table-cell>
          <table:table-cell table:style-name="ce17" office:value-type="currency" office:currency="EUR" office:value="0.04" calcext:value-type="currency">
            <text:p>0,04000 €</text:p>
          </table:table-cell>
          <table:table-cell table:style-name="ce10" office:value-type="string" calcext:value-type="string">
            <text:p>311-1361-1-ND</text:p>
          </table:table-cell>
          <table:table-cell table:style-name="ce17" office:value-type="currency" office:currency="EUR" office:value="0.12" calcext:value-type="currency">
            <text:p>0,12000 €</text:p>
          </table:table-cell>
          <table:table-cell table:style-name="ce15" table:formula="of:=[.L10]*1.19" office:value-type="currency" office:currency="EUR" office:value="0.1428" calcext:value-type="currency">
            <text:p>0,14280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N10]*1.19" office:value-type="currency" office:currency="EUR" office:value="0.04641" calcext:value-type="currency">
            <text:p>0,04641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P10]*1.19" office:value-type="currency" office:currency="EUR" office:value="0.04641" calcext:value-type="currency">
            <text:p>0,04641 €</text:p>
          </table:table-cell>
          <table:table-cell table:style-name="ce15" table:formula="of:=MIN([.J10];[.Q10])" office:value-type="currency" office:currency="EUR" office:value="0.04" calcext:value-type="currency">
            <text:p>0,04000 €</text:p>
          </table:table-cell>
          <table:table-cell table:style-name="ce15" table:formula="of:=[.A10]*[.R10]" office:value-type="currency" office:currency="EUR" office:value="0.04" calcext:value-type="currency">
            <text:p>0,04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logic level N-FET</text:p>
          </table:table-cell>
          <table:table-cell table:style-name="ce10" office:value-type="string" calcext:value-type="string">
            <text:p>SO-8</text:p>
          </table:table-cell>
          <table:table-cell table:style-name="ce10" office:value-type="string" calcext:value-type="string">
            <text:p>IRF74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Infineon Technologies</text:p>
          </table:table-cell>
          <table:table-cell table:style-name="ce10" office:value-type="string" calcext:value-type="string">
            <text:p>IRF7402TRPBF </text:p>
          </table:table-cell>
          <table:table-cell table:style-name="ce10" office:value-type="string" calcext:value-type="string">
            <text:p>IRF 7401</text:p>
          </table:table-cell>
          <table:table-cell table:style-name="ce17" office:value-type="currency" office:currency="EUR" office:value="0.7" calcext:value-type="currency">
            <text:p>0,70000 €</text:p>
          </table:table-cell>
          <table:table-cell table:style-name="ce10" office:value-type="string" calcext:value-type="string">
            <text:p>IRF7402PBFCT-ND</text:p>
          </table:table-cell>
          <table:table-cell table:style-name="ce17" office:value-type="currency" office:currency="EUR" office:value="0.93" calcext:value-type="currency">
            <text:p>0,93000 €</text:p>
          </table:table-cell>
          <table:table-cell table:style-name="ce15" table:formula="of:=[.L11]*1.19" office:value-type="currency" office:currency="EUR" office:value="1.1067" calcext:value-type="currency">
            <text:p>1,10670 €</text:p>
          </table:table-cell>
          <table:table-cell table:style-name="ce17" office:value-type="currency" office:currency="EUR" office:value="0.5844" calcext:value-type="currency">
            <text:p>0,58440 €</text:p>
          </table:table-cell>
          <table:table-cell table:style-name="ce15" table:formula="of:=[.N11]*1.19" office:value-type="currency" office:currency="EUR" office:value="0.695436" calcext:value-type="currency">
            <text:p>0,69544 €</text:p>
          </table:table-cell>
          <table:table-cell table:style-name="ce17" office:value-type="currency" office:currency="EUR" office:value="0.5844" calcext:value-type="currency">
            <text:p>0,58440 €</text:p>
          </table:table-cell>
          <table:table-cell table:style-name="ce15" table:formula="of:=[.P11]*1.19" office:value-type="currency" office:currency="EUR" office:value="0.695436" calcext:value-type="currency">
            <text:p>0,69544 €</text:p>
          </table:table-cell>
          <table:table-cell table:style-name="ce15" table:formula="of:=MIN([.J11];[.Q11])" office:value-type="currency" office:currency="EUR" office:value="0.695436" calcext:value-type="currency">
            <text:p>0,69544 €</text:p>
          </table:table-cell>
          <table:table-cell table:style-name="ce15" table:formula="of:=[.A11]*[.R11]" office:value-type="currency" office:currency="EUR" office:value="0.695436" calcext:value-type="currency">
            <text:p>0,69544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1" office:value-type="string" calcext:value-type="string">
            <text:p>microprocessor</text:p>
          </table:table-cell>
          <table:table-cell table:style-name="ce11" office:value-type="string" calcext:value-type="string">
            <text:p>SO-20</text:p>
          </table:table-cell>
          <table:table-cell table:style-name="ce10" office:value-type="string" calcext:value-type="string">
            <text:p>ATtiny2313A</text:p>
          </table:table-cell>
          <table:table-cell table:style-name="ce11" office:value-type="string" calcext:value-type="string">
            <text:p>&gt;= 8MHz @ 2.7V</text:p>
          </table:table-cell>
          <table:table-cell table:style-name="ce11" office:value-type="string" calcext:value-type="string">
            <text:p>IC1</text:p>
          </table:table-cell>
          <table:table-cell table:style-name="ce11" office:value-type="string" calcext:value-type="string">
            <text:p>Microchip Technology</text:p>
          </table:table-cell>
          <table:table-cell table:style-name="ce11" office:value-type="string" calcext:value-type="string">
            <text:p>ATTINY2313A-SU </text:p>
          </table:table-cell>
          <table:table-cell table:style-name="ce14" office:value-type="string" calcext:value-type="string">
            <text:p>ATTINY 2313A-SU</text:p>
          </table:table-cell>
          <table:table-cell table:style-name="ce17" office:value-type="currency" office:currency="EUR" office:value="0.88" calcext:value-type="currency">
            <text:p>0,88000 €</text:p>
          </table:table-cell>
          <table:table-cell table:style-name="ce14" office:value-type="string" calcext:value-type="string">
            <text:p>ATTINY2313A-SU-ND</text:p>
          </table:table-cell>
          <table:table-cell table:style-name="ce17" office:value-type="currency" office:currency="EUR" office:value="1" calcext:value-type="currency">
            <text:p>1,00000 €</text:p>
          </table:table-cell>
          <table:table-cell table:style-name="ce15" table:formula="of:=[.L12]*1.19" office:value-type="currency" office:currency="EUR" office:value="1.19" calcext:value-type="currency">
            <text:p>1,19000 €</text:p>
          </table:table-cell>
          <table:table-cell table:style-name="ce17" office:value-type="currency" office:currency="EUR" office:value="0.8388" calcext:value-type="currency">
            <text:p>0,83880 €</text:p>
          </table:table-cell>
          <table:table-cell table:style-name="ce15" table:formula="of:=[.N12]*1.19" office:value-type="currency" office:currency="EUR" office:value="0.998172" calcext:value-type="currency">
            <text:p>0,99817 €</text:p>
          </table:table-cell>
          <table:table-cell table:style-name="ce17" office:value-type="currency" office:currency="EUR" office:value="0.8388" calcext:value-type="currency">
            <text:p>0,83880 €</text:p>
          </table:table-cell>
          <table:table-cell table:style-name="ce15" table:formula="of:=[.P12]*1.19" office:value-type="currency" office:currency="EUR" office:value="0.998172" calcext:value-type="currency">
            <text:p>0,99817 €</text:p>
          </table:table-cell>
          <table:table-cell table:style-name="ce15" table:formula="of:=MIN([.J12];[.Q12])" office:value-type="currency" office:currency="EUR" office:value="0.88" calcext:value-type="currency">
            <text:p>0,88000 €</text:p>
          </table:table-cell>
          <table:table-cell table:style-name="ce15" table:formula="of:=[.A12]*[.R12]" office:value-type="currency" office:currency="EUR" office:value="0.88" calcext:value-type="currency">
            <text:p>0,88000 €</text:p>
          </table:table-cell>
          <table:table-cell table:style-name="ce22" table:number-columns-repeated="241"/>
          <table:table-cell table:style-name="ce23"/>
        </table:table-row>
        <table:table-row table:style-name="ro3">
          <table:table-cell table:style-name="ce5" office:value-type="string" calcext:value-type="string">
            <text:p>42</text:p>
          </table:table-cell>
          <table:table-cell table:style-name="ce10" office:value-type="string" calcext:value-type="string">
            <text:p>LED orange</text:p>
          </table:table-cell>
          <table:table-cell table:style-name="ce10" office:value-type="string" calcext:value-type="string">
            <text:p>SMD</text:p>
          </table:table-cell>
          <table:table-cell table:style-name="ce10" office:value-type="string" calcext:value-type="string">
            <text:p>APL3015SECK-F01,</text:p>
            <text:p>oran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ED1-42</text:p>
          </table:table-cell>
          <table:table-cell table:style-name="ce10" office:value-type="string" calcext:value-type="string">
            <text:p>Kingbright</text:p>
          </table:table-cell>
          <table:table-cell table:style-name="ce10" office:value-type="string" calcext:value-type="string">
            <text:p>APL3015SECK-F01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754-1110-1-ND</text:p>
          </table:table-cell>
          <table:table-cell table:style-name="ce17" office:value-type="currency" office:currency="EUR" office:value="0.23" calcext:value-type="currency">
            <text:p>0,23000 €</text:p>
          </table:table-cell>
          <table:table-cell table:style-name="ce17" table:formula="of:=[.L13]*1.19" office:value-type="currency" office:currency="EUR" office:value="0.2737" calcext:value-type="currency">
            <text:p>0,27370 €</text:p>
          </table:table-cell>
          <table:table-cell table:style-name="ce17" office:value-type="currency" office:currency="EUR" office:value="0.0754" calcext:value-type="currency">
            <text:p>0,07540 €</text:p>
          </table:table-cell>
          <table:table-cell table:style-name="ce15" table:formula="of:=[.N13]*1.19" office:value-type="currency" office:currency="EUR" office:value="0.089726" calcext:value-type="currency">
            <text:p>0,08973 €</text:p>
          </table:table-cell>
          <table:table-cell table:style-name="ce17" office:value-type="currency" office:currency="EUR" office:value="0.06519" calcext:value-type="currency">
            <text:p>0,06519 €</text:p>
          </table:table-cell>
          <table:table-cell table:style-name="ce15" table:formula="of:=[.P13]*1.19" office:value-type="currency" office:currency="EUR" office:value="0.0775761" calcext:value-type="currency">
            <text:p>0,07758 €</text:p>
          </table:table-cell>
          <table:table-cell table:style-name="ce15" table:formula="of:=MIN([.J13];[.Q13])" office:value-type="currency" office:currency="EUR" office:value="0.0775761" calcext:value-type="currency">
            <text:p>0,07758 €</text:p>
          </table:table-cell>
          <table:table-cell table:style-name="ce17" table:formula="of:=[.A13]*[.R13]" office:value-type="currency" office:currency="EUR" office:value="3.2581962" calcext:value-type="currency">
            <text:p>3,2582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6"/>
          <table:table-cell table:number-columns-repeated="2"/>
          <table:table-cell table:style-name="ce13"/>
          <table:table-cell table:number-columns-repeated="5"/>
          <table:table-cell table:style-name="ce17"/>
          <table:table-cell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7" table:formula="of:=SUM([.S4:.S13])" office:value-type="currency" office:currency="EUR" office:value="7.6873252" calcext:value-type="currency">
            <text:p>7,68733 €</text:p>
          </table:table-cell>
          <table:table-cell table:number-columns-repeated="242"/>
        </table:table-row>
        <table:table-row table:style-name="ro2">
          <table:table-cell table:style-name="ce7"/>
          <table:table-cell table:number-columns-repeated="17"/>
          <table:table-cell table:style-name="ce17"/>
          <table:table-cell table:number-columns-repeated="242"/>
        </table:table-row>
        <table:table-row table:style-name="ro2">
          <table:table-cell table:number-columns-repeated="18"/>
          <table:table-cell table:style-name="Default"/>
          <table:table-cell table:number-columns-repeated="242"/>
        </table:table-row>
        <table:table-row table:style-name="ro2">
          <table:table-cell table:number-columns-repeated="18"/>
          <table:table-cell table:style-name="ce17"/>
          <table:table-cell table:number-columns-repeated="242"/>
        </table:table-row>
        <table:table-row table:style-name="ro2" table:number-rows-repeated="65508">
          <table:table-cell table:number-columns-repeated="261"/>
        </table:table-row>
        <table:table-row table:style-name="ro2">
          <table:table-cell table:number-columns-repeated="261"/>
        </table:table-row>
      </table:table>
      <table:table table:name="Chaosknoten prices @1000" table:style-name="ta1" table:print-ranges="'Chaosknoten prices @1000'.A1:'Chaosknoten prices @1000'.L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4" table:number-columns-repeated="242" table:default-cell-style-name="ce1"/>
        <table:table-column table:style-name="co14" table:default-cell-style-name="ce13"/>
        <table:table-row table:style-name="ro1">
          <table:table-cell office:value-type="string" calcext:value-type="string" table:number-columns-spanned="4" table:number-rows-spanned="1">
            <text:p>Chaosknoten – animated LED logo</text:p>
            <text:p>Version 1.0 date 2019-06-20</text:p>
            <text:p>Copyright (C) 2019 Stefan Schuermans &lt;stefan@blinkenarea.org&gt;</text:p>
            <text:p>Copyleft: GNU public license - http://www.gnu.org/copyleft/gpl.html</text:p>
            <text:p>a BlinkenArea project - http://www.blinkenarea.org/</text:p>
          </table:table-cell>
          <table:covered-table-cell table:number-columns-repeated="3"/>
          <table:table-cell table:number-columns-repeated="251"/>
        </table:table-row>
        <table:table-row table:style-name="ro2">
          <table:table-cell table:number-columns-repeated="255"/>
        </table:table-row>
        <table:table-row table:style-name="ro2">
          <table:table-cell table:style-name="ce7" office:value-type="string" calcext:value-type="string" table:number-columns-spanned="4" table:number-rows-spanned="1">
            <text:p>calculation for 1000 kits, 2020-01-01</text:p>
          </table:table-cell>
          <table:covered-table-cell table:number-columns-repeated="3"/>
          <table:table-cell table:number-columns-repeated="251"/>
        </table:table-row>
        <table:table-row table:style-name="ro2">
          <table:table-cell table:number-columns-repeated="255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x. tolerance</text:p>
          </table:table-cell>
          <table:table-cell table:style-name="ce2" office:value-type="string" calcext:value-type="string">
            <text:p>symbols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vendor‘s part number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's part number</text:p>
          </table:table-cell>
          <table:table-cell table:style-name="ce2" office:value-type="string" calcext:value-type="string">
            <text:p>lead time</text:p>
          </table:table-cell>
          <table:table-cell table:style-name="ce2" office:value-type="string" calcext:value-type="string">
            <text:p>price (excl. VAT)</text:p>
          </table:table-cell>
          <table:table-cell table:style-name="ce18" office:value-type="string" calcext:value-type="string">
            <text:p>sum (excl. VAT)</text:p>
          </table:table-cell>
          <table:table-cell table:style-name="ce19" office:value-type="string" calcext:value-type="string">
            <text:p>total (incl. VAT)</text:p>
          </table:table-cell>
          <table:table-cell table:style-name="ce19" table:number-columns-repeated="240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rinted circuit board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<text:span text:style-name="T1">65x50mm, 0.8mm FR4, </text:span></text:p>
            <text:p><text:span text:style-name="T1">2 layers, 35um copper, </text:span></text:p>
            <text:p><text:span text:style-name="T1">Black solder-stop,</text:span></text:p>
            <text:p><text:span text:style-name="T1">no silkscreen print</text:span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cust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ulti-circuit-boards.eu</text:p>
          </table:table-cell>
          <table:table-cell table:style-name="ce8" office:value-type="string" calcext:value-type="string">
            <text:p>Chaosknoten-1.0</text:p>
            <text:p>Nachbestellung - Art.-Nr.:534589</text:p>
          </table:table-cell>
          <table:table-cell table:style-name="ce8" office:value-type="string" calcext:value-type="string">
            <text:p>12 work days</text:p>
          </table:table-cell>
          <table:table-cell table:style-name="ce15" office:value-type="currency" office:currency="EUR" office:value="0.66" calcext:value-type="currency">
            <text:p>0,66000 €</text:p>
          </table:table-cell>
          <table:table-cell table:style-name="ce15" table:formula="of:=[.A6]*[.L6]" office:value-type="currency" office:currency="EUR" office:value="0.66" calcext:value-type="currency">
            <text:p>0,6600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battery holder</text:p>
          </table:table-cell>
          <table:table-cell table:style-name="ce8" office:value-type="string" calcext:value-type="string">
            <text:p>SM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BK-883</text:p>
          </table:table-cell>
          <table:table-cell table:style-name="ce8" office:value-type="string" calcext:value-type="string">
            <text:p>digikey.de</text:p>
          </table:table-cell>
          <table:table-cell table:style-name="ce8" office:value-type="string" calcext:value-type="string">
            <text:p>BK-883-ND</text:p>
          </table:table-cell>
          <table:table-cell table:style-name="ce8" office:value-type="string" calcext:value-type="string">
            <text:p>in stock</text:p>
          </table:table-cell>
          <table:table-cell table:style-name="ce15" office:value-type="currency" office:currency="EUR" office:value="0.22226" calcext:value-type="currency">
            <text:p>0,22226 €</text:p>
          </table:table-cell>
          <table:table-cell table:style-name="ce15" table:formula="of:=[.A7]*[.L7]" office:value-type="currency" office:currency="EUR" office:value="0.22226" calcext:value-type="currency">
            <text:p>0,22226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20mm round</text:p>
          </table:table-cell>
          <table:table-cell table:style-name="ce9" office:value-type="string" calcext:value-type="string">
            <text:p>3V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for B1</text:p>
          </table:table-cell>
          <table:table-cell table:style-name="ce9" office:value-type="string" calcext:value-type="string">
            <text:p>Everactive</text:p>
          </table:table-cell>
          <table:table-cell table:style-name="ce9" office:value-type="string" calcext:value-type="string">
            <text:p>2032</text:p>
          </table:table-cell>
          <table:table-cell table:style-name="ce9" office:value-type="string" calcext:value-type="string">
            <text:p>NEMT GmbH</text:p>
          </table:table-cell>
          <table:table-cell table:style-name="ce9" office:value-type="string" calcext:value-type="string">
            <text:p>Everactive 2032</text:p>
          </table:table-cell>
          <table:table-cell table:style-name="ce9" office:value-type="string" calcext:value-type="string">
            <text:p>about 1 week</text:p>
          </table:table-cell>
          <table:table-cell table:style-name="ce16" office:value-type="currency" office:currency="EUR" office:value="0.10271" calcext:value-type="currency">
            <text:p>0,10271 €</text:p>
          </table:table-cell>
          <table:table-cell table:style-name="ce15" table:formula="of:=[.A8]*[.L8]" office:value-type="currency" office:currency="EUR" office:value="0.10271" calcext:value-type="currency">
            <text:p>0,10271 €</text:p>
          </table:table-cell>
          <table:table-cell table:style-name="ce21" table:number-columns-repeated="241"/>
          <table:table-cell table:style-name="ce24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programming pads (no part)</text:p>
          </table:table-cell>
          <table:table-cell table:style-name="ce10" office:value-type="string" calcext:value-type="string">
            <text:p>5 pads, 1.27mm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DBG1</text:p>
          </table:table-cell>
          <table:table-cell table:style-name="ce10" office:value-type="string" calcext:value-type="string">
            <text:p>no part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A9]*[.L9]" office:value-type="currency" office:currency="EUR" office:value="0" calcext:value-type="currency">
            <text:p>0,00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2 pol DIP switch</text:p>
          </table:table-cell>
          <table:table-cell table:style-name="ce10" office:value-type="string" calcext:value-type="string">
            <text:p>SM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CTS Electrocomponents</text:p>
          </table:table-cell>
          <table:table-cell table:style-name="ce10" office:value-type="string" calcext:value-type="string">
            <text:p>219-2MST </text:p>
          </table:table-cell>
          <table:table-cell table:style-name="ce10" office:value-type="string" calcext:value-type="string">
            <text:p>digikey.de</text:p>
          </table:table-cell>
          <table:table-cell table:style-name="ce10" office:value-type="string" calcext:value-type="string">
            <text:p>CT2192MST-ND</text:p>
          </table:table-cell>
          <table:table-cell table:style-name="ce10" office:value-type="string" calcext:value-type="string">
            <text:p>in stock</text:p>
          </table:table-cell>
          <table:table-cell table:style-name="ce17" office:value-type="currency" office:currency="EUR" office:value="0.34802" calcext:value-type="currency">
            <text:p>0,34802 €</text:p>
          </table:table-cell>
          <table:table-cell table:style-name="ce15" table:formula="of:=[.A10]*[.L10]" office:value-type="currency" office:currency="EUR" office:value="0.34802" calcext:value-type="currency">
            <text:p>0,34802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kE, &gt;= 50mW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any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digikey.de</text:p>
          </table:table-cell>
          <table:table-cell table:style-name="ce10" office:value-type="string" calcext:value-type="string">
            <text:p>CR0805-JW-103ELFCT-ND</text:p>
          </table:table-cell>
          <table:table-cell table:style-name="ce10" office:value-type="string" calcext:value-type="string">
            <text:p>in stock</text:p>
          </table:table-cell>
          <table:table-cell table:style-name="ce17" office:value-type="currency" office:currency="EUR" office:value="0.00285" calcext:value-type="currency">
            <text:p>0,00285 €</text:p>
          </table:table-cell>
          <table:table-cell table:style-name="ce15" table:formula="of:=[.A11]*[.L11]" office:value-type="currency" office:currency="EUR" office:value="0.00285" calcext:value-type="currency">
            <text:p>0,00285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ceramic capaci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0nF, &gt;= 25V</text:p>
          </table:table-cell>
          <table:table-cell table:style-name="ce10" office:value-type="string" calcext:value-type="string">
            <text:p>-20%/+80%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any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digikey.de</text:p>
          </table:table-cell>
          <table:table-cell table:style-name="ce10" office:value-type="string" calcext:value-type="string">
            <text:p>399-1177-1-ND</text:p>
          </table:table-cell>
          <table:table-cell table:style-name="ce10" office:value-type="string" calcext:value-type="string">
            <text:p>in stock</text:p>
          </table:table-cell>
          <table:table-cell table:style-name="ce17" office:value-type="currency" office:currency="EUR" office:value="0.0127" calcext:value-type="currency">
            <text:p>0,01270 €</text:p>
          </table:table-cell>
          <table:table-cell table:style-name="ce15" table:formula="of:=[.A12]*[.L12]" office:value-type="currency" office:currency="EUR" office:value="0.0127" calcext:value-type="currency">
            <text:p>0,0127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logic level N-FET</text:p>
          </table:table-cell>
          <table:table-cell table:style-name="ce10" office:value-type="string" calcext:value-type="string">
            <text:p>SO-8</text:p>
          </table:table-cell>
          <table:table-cell table:style-name="ce10" office:value-type="string" calcext:value-type="string">
            <text:p>IRF74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Infineon Technologies</text:p>
          </table:table-cell>
          <table:table-cell table:style-name="ce10" office:value-type="string" calcext:value-type="string">
            <text:p>IRF7402TRPBF</text:p>
          </table:table-cell>
          <table:table-cell table:style-name="ce10" office:value-type="string" calcext:value-type="string">
            <text:p>mouser.de</text:p>
          </table:table-cell>
          <table:table-cell table:style-name="ce10" office:value-type="string" calcext:value-type="string">
            <text:p>942-IRF7402TRPBF</text:p>
          </table:table-cell>
          <table:table-cell table:style-name="ce10" office:value-type="string" calcext:value-type="string">
            <text:p>in stock</text:p>
          </table:table-cell>
          <table:table-cell table:style-name="ce17" office:value-type="currency" office:currency="EUR" office:value="0.355" calcext:value-type="currency">
            <text:p>0,35500 €</text:p>
          </table:table-cell>
          <table:table-cell table:style-name="ce15" table:formula="of:=[.A13]*[.L13]" office:value-type="currency" office:currency="EUR" office:value="0.355" calcext:value-type="currency">
            <text:p>0,355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1" office:value-type="string" calcext:value-type="string">
            <text:p>microprocessor</text:p>
          </table:table-cell>
          <table:table-cell table:style-name="ce11" office:value-type="string" calcext:value-type="string">
            <text:p>SO-20</text:p>
          </table:table-cell>
          <table:table-cell table:style-name="ce10" office:value-type="string" calcext:value-type="string">
            <text:p>ATtiny2313A</text:p>
          </table:table-cell>
          <table:table-cell table:style-name="ce11" office:value-type="string" calcext:value-type="string">
            <text:p>&gt;= 8MHz @ 2.7V</text:p>
          </table:table-cell>
          <table:table-cell table:style-name="ce11" office:value-type="string" calcext:value-type="string">
            <text:p>IC1</text:p>
          </table:table-cell>
          <table:table-cell table:style-name="ce11" office:value-type="string" calcext:value-type="string">
            <text:p>Microchip Technology</text:p>
          </table:table-cell>
          <table:table-cell table:style-name="ce11" office:value-type="string" calcext:value-type="string">
            <text:p>ATTINY2313A-SU </text:p>
          </table:table-cell>
          <table:table-cell table:style-name="ce11" office:value-type="string" calcext:value-type="string">
            <text:p>digikey.de</text:p>
          </table:table-cell>
          <table:table-cell table:style-name="ce14" office:value-type="string" calcext:value-type="string">
            <text:p>ATTINY2313A-SU-ND</text:p>
          </table:table-cell>
          <table:table-cell table:style-name="ce14" office:value-type="string" calcext:value-type="string">
            <text:p>in stock</text:p>
          </table:table-cell>
          <table:table-cell table:style-name="ce17" office:value-type="currency" office:currency="EUR" office:value="0.8094" calcext:value-type="currency">
            <text:p>0,80940 €</text:p>
          </table:table-cell>
          <table:table-cell table:style-name="ce15" table:formula="of:=[.A14]*[.L14]" office:value-type="currency" office:currency="EUR" office:value="0.8094" calcext:value-type="currency">
            <text:p>0,80940 €</text:p>
          </table:table-cell>
          <table:table-cell table:style-name="ce22" table:number-columns-repeated="241"/>
          <table:table-cell table:style-name="ce23"/>
        </table:table-row>
        <table:table-row table:style-name="ro3">
          <table:table-cell table:style-name="ce5" office:value-type="string" calcext:value-type="string">
            <text:p>42</text:p>
          </table:table-cell>
          <table:table-cell table:style-name="ce10" office:value-type="string" calcext:value-type="string">
            <text:p>LED orange</text:p>
          </table:table-cell>
          <table:table-cell table:style-name="ce10" office:value-type="string" calcext:value-type="string">
            <text:p>SMD</text:p>
          </table:table-cell>
          <table:table-cell table:style-name="ce10" office:value-type="string" calcext:value-type="string">
            <text:p>APL3015SECK-F01,</text:p>
            <text:p>oran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ED1-42</text:p>
          </table:table-cell>
          <table:table-cell table:style-name="ce10" office:value-type="string" calcext:value-type="string">
            <text:p>Kingbright</text:p>
          </table:table-cell>
          <table:table-cell table:style-name="ce10" office:value-type="string" calcext:value-type="string">
            <text:p>APL3015SECK-F01 </text:p>
          </table:table-cell>
          <table:table-cell table:style-name="ce10" office:value-type="string" calcext:value-type="string">
            <text:p>digikey.de</text:p>
          </table:table-cell>
          <table:table-cell table:style-name="ce10" office:value-type="string" calcext:value-type="string">
            <text:p>754-1110-2-ND</text:p>
          </table:table-cell>
          <table:table-cell table:style-name="ce10" office:value-type="string" calcext:value-type="string">
            <text:p>9 weeks</text:p>
          </table:table-cell>
          <table:table-cell table:style-name="ce17" office:value-type="currency" office:currency="EUR" office:value="0.06479" calcext:value-type="currency">
            <text:p>0,06479 €</text:p>
          </table:table-cell>
          <table:table-cell table:style-name="ce15" table:formula="of:=[.A15]*[.L15]" office:value-type="currency" office:currency="EUR" office:value="2.72118" calcext:value-type="currency">
            <text:p>2,72118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6"/>
          <table:table-cell table:number-columns-repeated="2"/>
          <table:table-cell table:style-name="ce13"/>
          <table:table-cell table:number-columns-repeated="7"/>
          <table:table-cell table:style-name="ce17"/>
          <table:table-cell table:style-name="ce17" table:formula="of:=SUM([.M6:.M15])" office:value-type="currency" office:currency="EUR" office:value="5.23412" calcext:value-type="currency">
            <text:p>5,23412 €</text:p>
          </table:table-cell>
          <table:table-cell table:style-name="ce17" table:formula="of:=[.M16]*1.19" office:value-type="currency" office:currency="EUR" office:value="6.2286028" calcext:value-type="currency">
            <text:p>6,22860 €</text:p>
          </table:table-cell>
          <table:table-cell table:number-columns-repeated="241"/>
        </table:table-row>
        <table:table-row table:style-name="ro2">
          <table:table-cell table:style-name="ce7"/>
          <table:table-cell table:number-columns-repeated="11"/>
          <table:table-cell table:style-name="ce17"/>
          <table:table-cell table:number-columns-repeated="242"/>
        </table:table-row>
        <table:table-row table:style-name="ro2">
          <table:table-cell table:number-columns-repeated="12"/>
          <table:table-cell table:style-name="Default"/>
          <table:table-cell table:number-columns-repeated="242"/>
        </table:table-row>
        <table:table-row table:style-name="ro2">
          <table:table-cell table:number-columns-repeated="12"/>
          <table:table-cell table:style-name="ce17"/>
          <table:table-cell table:number-columns-repeated="242"/>
        </table:table-row>
        <table:table-row table:style-name="ro2" table:number-rows-repeated="65508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de" fo:country="DE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5" loext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.00.0000</text:date>, <text:time style:data-style-name="N2" text:time-value="14:50:53.9435723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Stefan Sch</meta:initial-creator>
    <meta:creation-date>2008-05-17T21:39:57</meta:creation-date>
    <dc:date>2020-01-01T16:05:09.733004046</dc:date>
    <dc:language>de-DE</dc:language>
    <meta:editing-cycles>60</meta:editing-cycles>
    <meta:editing-duration>PT4H31M52S</meta:editing-duration>
    <meta:document-statistic meta:table-count="2" meta:cell-count="359" meta:object-count="0"/>
    <meta:user-defined meta:name="Info 1"/>
    <meta:user-defined meta:name="Info 2"/>
    <meta:user-defined meta:name="Info 3"/>
    <meta:user-defined meta:name="Info 4"/>
  </office:meta>
</office:document-meta>
</file>